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VGL</text:h>
                    <text:list>
                        <text:list-item>
                            <text:h text:style-name="Heading_20_2" text:outline-level="2">Description</text:h>
                        </text:list-item>
                    </text:list>
                </text:list-item>
            </text:list>

            <text:p text:style-name="Standard">Performs one or more LVGL specific actions.</text:p>

            
                <text:list xml:id="list_LVGL2" text:continue-numbering="true" text:continue-list="list_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VGL6" text:continue-numbering="true" text:style-name="Outline">
                                                <text:list-item>
                                                    <text:list>
                                                        <text:list-item>
                                                            <text:list>
                                                                <text:list-item>
                                                                    <text:h text:style-name="Heading_20_3" text:outline-level="3">
                                                                        Actions
                                                                        <text:s text:c="4"/>
                                                                        <text:span text:style-name="T2">Array</text:span>
                                                                    </text:h>
                                                                </text:list-item>
                                                            </text:list>
                                                        </text:list-item>
                                                    </text:list>
                                                </text:list-item>
                                            </text:list>
                                            <text:p text:style-name="Standard">List of actions to be executed. The following actions are available:</text:p>
                    <text:list xml:id="list_LVGL7" text:style-name="List_20_1">
                        
                        <text:list-item>
                            <text:p text:style-name="List_20_1_20_End">
                                <text:span text:style-name="backtick">Change Screen</text:span>
Changes the active page. The following options are available:
                            </text:p>
                            
                        </text:list-item>
                        
                        <text:list-item>
                            <text:p text:style-name="List_20_2">
                                <text:span text:style-name="backtick">Previous screen</text:span> - if it is checked, it will go to the previous screen, otherwise you should select the page you want to display.
                            </text:p>
                            
                        </text:list-item>
                        
                    

                        <text:list-item>
                            <text:p text:style-name="List_20_2">
                                <text:span text:style-name="backtick">Screen</text:span> - name of the page to be displayed.
                            </text:p>
                            
                        </text:list-item>
                        
                    

                        <text:list-item>
                            <text:p text:style-name="List_20_2">
                                <text:span text:style-name="backtick">Fade mode</text:span> - selection of animation when moving from the previous page to a new page. The following options are available:
                            </text:p>
                            
                        </text:list-item>
                        
                        <text:list-item>
                            <text:p text:style-name="List_20_3">
                                <text:span text:style-name="backtick">None</text:span> - switch immediately after delay ms
                            </text:p>
                            
                        </text:list-item>
                        
                    

                        <text:list-item>
                            <text:p text:style-name="List_20_3">
                                <text:span text:style-name="backtick">Over left / Over right / Over top / Over bottom</text:span> - move the new page over the others towards the given direction.
                            </text:p>
                            
                        </text:list-item>
                        
                    

                        <text:list-item>
                            <text:p text:style-name="List_20_3">
                                <text:span text:style-name="backtick">Move Left/Right/Top/Bottom</text:span> - move both the old and new pages towards the given direction.
                            </text:p>
                            
                        </text:list-item>
                        
                    

                        <text:list-item>
                            <text:p text:style-name="List_20_3">
                                <text:span text:style-name="backtick">Fade in / Fade out</text:span> - fade the new page over the old page, or vice versa.
                            </text:p>
                            
                        </text:list-item>
                        
                    

                        <text:list-item>
                            <text:p text:style-name="List_20_3">
                                <text:span text:style-name="backtick">Out left / Out right / Out top / Out bottom</text:span> - move out the old page over the current one towards the given direction.
                            </text:p>
                            
                        </text:list-item>
                        
                    
                    

                        <text:list-item>
                            <text:p text:style-name="List_20_2">
                                <text:span text:style-name="backtick">Speed</text:span> - animation duration in milliseconds.
                            </text:p>
                            
                        </text:list-item>
                        
                    

                        <text:list-item>
                            <text:p text:style-name="List_20_2">
                                <text:span text:style-name="backtick">Delay</text:span> - delay in milliseconds before the animation starts.
                            </text:p>
                            
                        </text:list-item>
                        
                    
                    

                        <text:list-item>
                            <text:p text:style-name="List_20_1_20_End">
                                <text:span text:style-name="backtick">Play Animation</text:span>
Animates the selected Widget property. The following options are available:
                            </text:p>
                            
                        </text:list-item>
                        
                        <text:list-item>
                            <text:p text:style-name="List_20_2">
                                <text:span text:style-name="backtick">Target</text:span> - Widget whose property is animated
                            </text:p>
                            
                        </text:list-item>
                        
                    

                        <text:list-item>
                            <text:p text:style-name="List_20_2">
                                <text:span text:style-name="backtick">Property</text:span> - Widget property that is animated.
                            </text:p>
                            
                        </text:list-item>
                        
                    

                        <text:list-item>
                            <text:p text:style-name="List_20_2">
                                <text:span text:style-name="backtick">Start</text:span> - initial property value.
                            </text:p>
                            
                        </text:list-item>
                        
                    

                        <text:list-item>
                            <text:p text:style-name="List_20_2">
                                <text:span text:style-name="backtick">End</text:span> - the final value of the property.
                            </text:p>
                            
                        </text:list-item>
                        
                    

                        <text:list-item>
                            <text:p text:style-name="List_20_2">
                                <text:span text:style-name="backtick">Delay</text:span> - delay in milliseconds before the animation starts.
                            </text:p>
                            
                        </text:list-item>
                        
                    

                        <text:list-item>
                            <text:p text:style-name="List_20_2">
                                <text:span text:style-name="backtick">Time</text:span> - the total duration of the animation in milliseconds.
                            </text:p>
                            
                        </text:list-item>
                        
                    

                        <text:list-item>
                            <text:p text:style-name="List_20_2">
                                <text:span text:style-name="backtick">Relative</text:span> - determines whether <text:span text:style-name="backtick">Start</text:span> and <text:span text:style-name="backtick">End</text:span> values are relative to the current value or are absolute values.
                            </text:p>
                            
                        </text:list-item>
                        
                    

                        <text:list-item>
                            <text:p text:style-name="List_20_2">
                                <text:span text:style-name="backtick">Instant</text:span> - if checked apply the start value immediately, otherwise apply the start value after a delay when the animation really starts.
                            </text:p>
                            
                        </text:list-item>
                        
                    

                        <text:list-item>
                            <text:p text:style-name="List_20_2">
                                <text:span text:style-name="backtick">Path</text:span> - determines the animation curve. The following options are available:
                            </text:p>
                            
                        </text:list-item>
                        
                        <text:list-item>
                            <text:p text:style-name="List_20_3">
                                <text:span text:style-name="backtick">Linear</text:span> - calculate the current value of an animation applying linear characteristic
                            </text:p>
                            
                        </text:list-item>
                        
                    

                        <text:list-item>
                            <text:p text:style-name="List_20_3">
                                <text:span text:style-name="backtick">Ease in</text:span> - calculate the current value of an animation slowing down the start phase
                            </text:p>
                            
                        </text:list-item>
                        
                    

                        <text:list-item>
                            <text:p text:style-name="List_20_3">
                                <text:span text:style-name="backtick">Ease out</text:span> - calculate the current value of an animation slowing down the end phase
                            </text:p>
                            
                        </text:list-item>
                        
                    

                        <text:list-item>
                            <text:p text:style-name="List_20_3">
                                <text:span text:style-name="backtick">Ease in out</text:span> - calculate the current value of an animation applying an "S" characteristic (cosine)
                            </text:p>
                            
                        </text:list-item>
                        
                    

                        <text:list-item>
                            <text:p text:style-name="List_20_3">
                                <text:span text:style-name="backtick">Overshoot</text:span> - calculate the current value of an animation with overshoot at the end
                            </text:p>
                            
                        </text:list-item>
                        
                    

                        <text:list-item>
                            <text:p text:style-name="List_20_3">
                                <text:span text:style-name="backtick">Bounce</text:span> - calculate the current value of an animation with 3 bounces
                            </text:p>
                            
                        </text:list-item>
                        
                    
                    
                    

                        <text:list-item>
                            <text:p text:style-name="List_20_1_20_End">
                                <text:span text:style-name="backtick">Set Property</text:span>
Changes the value of the selected property for the selected Widget. The following options are available:
                            </text:p>
                            
                        </text:list-item>
                        
                        <text:list-item>
                            <text:p text:style-name="List_20_2">
                                <text:span text:style-name="backtick">Target type</text:span> - The type of Widget that changes.
                            </text:p>
                            
                        </text:list-item>
                        
                    

                        <text:list-item>
                            <text:p text:style-name="List_20_2">
                                <text:span text:style-name="backtick">Target</text:span> - Widget whose property is changed.
                            </text:p>
                            
                        </text:list-item>
                        
                    

                        <text:list-item>
                            <text:p text:style-name="List_20_2">
                                <text:span text:style-name="backtick">Property</text:span> - the property that is being changed.
                            </text:p>
                            
                        </text:list-item>
                        
                    

                        <text:list-item>
                            <text:p text:style-name="List_20_2">
                                <text:span text:style-name="backtick">Value</text:span> - new property value.
                            </text:p>
                            
                        </text:list-item>
                        
                    

                        <text:list-item>
                            <text:p text:style-name="List_20_2">
                                <text:span text:style-name="backtick">Animated</text:span> - if there is a possibility to animate the property, then you can choose to make the change animated. For example for <text:span text:style-name="T1">Slider</text:span>, changing position <text:span text:style-name="T1">slider</text:span> (Value property) can be animated.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VGL8" text:continue-numbering="true" text:continue-list="list_LVGL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VGL9" text:continue-numbering="true" text:continue-list="list_LVGL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VGL10" text:continue-numbering="true" text:continue-list="list_LVGL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VGL11" text:continue-numbering="true" text:continue-list="list_LVGL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VGL12" text:continue-numbering="true" text:continue-list="list_LVGL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LVGL3" text:continue-numbering="true" text:continue-list="list_LVGL2" text:style-name="Outline">
                    <text:list-item>
                        <text:list>
                            <text:list-item>
                                <text:h text:style-name="Heading_20_2" text:outline-level="2">Inputs</text:h>
                            </text:list-item>
                        </text:list>
                    </text:list-item>
                </text:list>

                
                            <text:list xml:id="list_LVGL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LVGL4" text:continue-numbering="true" text:continue-list="list_LVGL3" text:style-name="Outline">
                    <text:list-item>
                        <text:list>
                            <text:list-item>
                                <text:h text:style-name="Heading_20_2" text:outline-level="2">Outputs</text:h>
                            </text:list-item>
                        </text:list>
                    </text:list-item>
                </text:list>

                
                            <text:list xml:id="list_LVGL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LVGL5" text:continue-numbering="true" text:continue-list="list_LVGL4" text:style-name="Outline">
                        <text:list-item>
                            <text:list>
                                <text:list-item>
                                    <text:h text:style-name="Heading_20_2" text:outline-level="2">Examples</text:h>
                                </text:list-item>
                            </text:list>
                        </text:list-item>
                    </text:list>
                    <text:p text:style-name="Standard"/>
                    
                    <text:list xml:id="list_LVGL15" text:style-name="List_20_1">
                        
                        <text:list-item>
                            <text:p text:style-name="List_20_1_20_Start">
                                <text:span text:style-name="T1">Change Scree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